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6.376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4.006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4.24cm" fo:break-before="auto" style:use-optimal-row-height="false"/>
    </style:style>
    <style:style style:name="ro12" style:family="table-row">
      <style:table-row-properties style:row-height="3.217cm" fo:break-before="auto" style:use-optimal-row-height="false"/>
    </style:style>
    <style:style style:name="ro13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11T10:51:59.19">
            <text:p>0411 <text:s/>1051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11T10:51:59.19">
            <text:p>0411 <text:s/>1051</text:p>
          </table:table-cell>
          <table:table-cell table:style-name="ce8" table:formula="of:=NOW()" office:value-type="date" office:date-value="2022-04-11T10:51:59.19">
            <text:p>0411 <text:s/>1051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11T10:51:59.19">
            <text:p>0411 <text:s/>1051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11T10:51:59.19">
            <text:p>0411 <text:s/>1051</text:p>
          </table:table-cell>
          <table:table-cell table:style-name="ce8" table:formula="of:=NOW()" office:value-type="date" office:date-value="2022-04-11T10:51:59.19">
            <text:p>0411 <text:s/>1051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2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[wiedza] (1) odległość między ziemią a księżycem, to wynosi około trzysta osiemdziesiąt tysięcy (380,000) kilometrów. &lt;2&gt; Długość, w której mogą być zawarte 30 ziemskie.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31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5">
            <text:p>5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[.B41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 table:formula="of:=[.B4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49">
            <text:p>4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[.B59]+1" office:value-type="float" office:value="2">
            <text:p>2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0">
            <text:p>エラー:509</text:p>
          </table:table-cell>
          <table:table-cell table:style-name="ce7"/>
          <table:table-cell table:style-name="ce10" office:value-type="string">
            <text:p>r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office:value-type="float" office:value="1">
            <text:p>1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3">
            <text:p>3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4">
            <text:p>4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5">
            <text:p>5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6">
            <text:p>6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7">
            <text:p>7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 office:value-type="string">
            <text:p>c-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3">
            <text:p>3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7">
            <text:p>7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2">
            <text:p>2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4">
            <text:p>4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6">
            <text:p>6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k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7">
            <text:p>7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8">
            <text:p>8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3">
            <text:p>3</text:p>
          </table:table-cell>
          <table:table-cell table:style-name="ce7"/>
          <table:table-cell table:style-name="ce10" office:value-type="string">
            <text:p>p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a-B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2">
            <text:p>2</text:p>
          </table:table-cell>
          <table:table-cell table:style-name="ce7"/>
          <table:table-cell table:style-name="ce10" office:value-type="string">
            <text:p>r-B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3">
            <text:p>3</text:p>
          </table:table-cell>
          <table:table-cell table:style-name="ce7"/>
          <table:table-cell table:style-name="ce10" office:value-type="string">
            <text:p>s-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5]+1" office:value-type="float" office:value="4">
            <text:p>4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5">
            <text:p>5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table:formula="of:=[.B110]+1" office:value-type="float" office:value="6">
            <text:p>6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t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2]+1" office:value-type="float" office:value="2">
            <text:p>2</text:p>
          </table:table-cell>
          <table:table-cell table:style-name="ce7"/>
          <table:table-cell table:style-name="ce10" office:value-type="string">
            <text:p>c-B1</text:p>
          </table:table-cell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3">
            <text:p>3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4">
            <text:p>4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table:formula="of:=[.B1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 office:value-type="string">
            <text:p>k-3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 office:value-type="string">
            <text:p>aaa</text:p>
          </table:table-cell>
          <table:table-cell table:style-name="ce10" office:value-type="string">
            <text:p>p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 office:value-type="string">
            <text:p>k-1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1">
            <text:p>191</text:p>
          </table:table-cell>
          <table:table-cell table:style-name="ce5"/>
          <table:table-cell table:style-name="ce7"/>
          <table:table-cell table:style-name="ce10" office:value-type="string">
            <text:p>k-2</text:p>
          </table:table-cell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11T10:51:57.13">
            <text:p>2022/4/11 10:51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3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1">2022/04/11</text:date>, <text:time>10:51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11T10:51:58.99</dc:date>
    <dc:creator>iwabuchi ken</dc:creator>
    <meta:editing-duration>P17DT35M48S</meta:editing-duration>
    <meta:editing-cycles>2350</meta:editing-cycles>
    <meta:generator>OpenOffice/4.1.3$Win32 OpenOffice.org_project/413m1$Build-9783</meta:generator>
    <meta:document-statistic meta:table-count="2" meta:cell-count="960" meta:object-count="0"/>
  </office:meta>
</office:document-meta>
</file>